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cccf2" officeooo:paragraph-rsid="001cccf2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cccf2" officeooo:paragraph-rsid="001cccf2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cccf2" officeooo:paragraph-rsid="001cccf2" style:font-size-asian="26pt" style:font-weight-asian="bold" style:font-size-complex="26pt" style:font-weight-complex="bold"/>
    </style:style>
    <style:style style:name="P4" style:family="paragraph" style:parent-style-name="Standard">
      <style:text-properties fo:font-size="10pt" fo:font-style="italic" style:text-underline-style="solid" style:text-underline-width="auto" style:text-underline-color="font-color" fo:font-weight="normal" officeooo:rsid="00208275" officeooo:paragraph-rsid="00208275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ee3e3" officeooo:paragraph-rsid="001ee3e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cccf2" officeooo:paragraph-rsid="001cccf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e7178" officeooo:paragraph-rsid="001e7178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08275" officeooo:paragraph-rsid="0020827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ccf2" officeooo:paragraph-rsid="001cccf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e7178" officeooo:paragraph-rsid="001cccf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e7178" officeooo:paragraph-rsid="001e717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e3e3" officeooo:paragraph-rsid="001e7178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08275" officeooo:paragraph-rsid="002082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ee3e3" officeooo:paragraph-rsid="001ee3e3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208275" officeooo:paragraph-rsid="00208275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font-size="12pt" fo:font-style="italic" style:text-underline-style="solid" style:text-underline-width="auto" style:text-underline-color="font-color" officeooo:rsid="00225c1c" officeooo:paragraph-rsid="00225c1c" style:font-size-asian="12pt" style:font-style-asian="italic" style:font-size-complex="12pt" style:font-style-complex="italic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text-properties fo:font-size="12pt" officeooo:rsid="001ee3e3" officeooo:paragraph-rsid="001ee3e3" style:font-size-asian="12pt" style:font-size-complex="12pt"/>
    </style:style>
    <style:style style:name="P19" style:family="paragraph" style:parent-style-name="Standard">
      <style:text-properties fo:font-size="12pt" officeooo:rsid="00208275" officeooo:paragraph-rsid="00208275" style:font-size-asian="12pt" style:font-size-complex="12pt"/>
    </style:style>
    <style:style style:name="P20" style:family="paragraph" style:parent-style-name="Standard">
      <style:text-properties officeooo:rsid="00225c1c" officeooo:paragraph-rsid="00225c1c"/>
    </style:style>
    <style:style style:name="P21" style:family="paragraph" style:parent-style-name="Standard">
      <style:text-properties officeooo:rsid="002472fe" officeooo:paragraph-rsid="002472fe"/>
    </style:style>
    <style:style style:name="P22" style:family="paragraph" style:parent-style-name="Standard">
      <style:text-properties officeooo:rsid="0025c40d" officeooo:paragraph-rsid="0025c40d"/>
    </style:style>
    <style:style style:name="P23" style:family="paragraph" style:parent-style-name="Standard">
      <style:text-properties fo:font-style="italic" style:text-underline-style="solid" style:text-underline-width="auto" style:text-underline-color="font-color" officeooo:rsid="00298218" officeooo:paragraph-rsid="00298218" style:font-style-asian="italic" style:font-style-complex="italic"/>
    </style:style>
    <style:style style:name="P24" style:family="paragraph" style:parent-style-name="Standard">
      <style:text-properties officeooo:rsid="00298218" officeooo:paragraph-rsid="00298218"/>
    </style:style>
    <style:style style:name="P25" style:family="paragraph" style:parent-style-name="Preformatted_20_Text">
      <style:text-properties fo:font-size="10pt" style:font-size-asian="10pt" style:font-size-complex="10pt"/>
    </style:style>
    <style:style style:name="P26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e3e3" style:font-weight-asian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officeooo:rsid="00225c1c"/>
    </style:style>
    <style:style style:name="T7" style:family="text">
      <style:text-properties officeooo:rsid="00252c93"/>
    </style:style>
    <style:style style:name="T8" style:family="text">
      <style:text-properties officeooo:rsid="0027ae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awozdanie z przedmiotu<text:line-break/>„Telekomunikacja i prezentacja sygnałów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Zadanie nr 1:</text:p>
      <text:p text:style-name="P1">Transmisja danych z wykorzystaniem kodowania umożliwiającego automatyczną korekcję błędów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Autor:</text:span> Jan Karwowski 216793</text:p>
      <text:p text:style-name="P6"><text:soft-page-break/>Cel zadania</text:p>
      <text:p text:style-name="P6"/>
      <text:p text:style-name="P9">Celem zadania jest opracowanie kodów korygujących jeden i dwa błędy w wiadomości ośmiobitowej oraz stworzenie programu wykorzystującego opracowane kody do zakodowania i odkodowania pliku.</text:p>
      <text:p text:style-name="P9"/>
      <text:p text:style-name="P6">Kod korygujący jeden błąd</text:p>
      <text:p text:style-name="P10"/>
      <text:p text:style-name="P11">Aby korygować jeden błąd zostały wykorzystane cztery bity parzystości, których znaczenie jest reprezentowane przez macierz, gdzie każdy wiersz odpowiada jednemu bitowi parzystości. Macierz ta spełnia dwa następujące wymagania:</text:p>
      <text:p text:style-name="P11">- nie posiadak kolumny zerowej</text:p>
      <text:p text:style-name="P11">- wszystkie kolumny są różne</text:p>
      <text:p text:style-name="P11"/>
      <text:p text:style-name="P11">Spełnienie powyższych wymogów pozwala korygować pojedynczy błąd.</text:p>
      <text:p text:style-name="P11"/>
      <text:p text:style-name="P14">Plik include/kod1.h</text:p>
      <text:p text:style-name="P25"/>
      <text:p text:style-name="P25">#include "binary.h"</text:p>
      <text:p text:style-name="P25"/>
      <text:p text:style-name="P25">BinaryMatrix H1 =</text:p>
      <text:p text:style-name="P25">{</text:p>
      <text:p text:style-name="P25"><text:s text:c="4"/>{0, 1, 1, 1, 0, 1, 1, 0, <text:s text:c="4"/>1, 0, 0, 0},</text:p>
      <text:p text:style-name="P25"><text:s text:c="4"/>{1, 0, 1, 1, 0, 0, 1, 1, <text:s text:c="4"/>0, 1, 0, 0},</text:p>
      <text:p text:style-name="P25"><text:s text:c="4"/>{1, 1, 0, 1, 1, 0, 0, 1, <text:s text:c="4"/>0, 0, 1, 0},</text:p>
      <text:p text:style-name="P25"><text:s text:c="4"/>{1, 1, 1, 0, 1, 1, 0, 0, <text:s text:c="4"/>0, 0, 0, 1},</text:p>
      <text:p text:style-name="P25">};</text:p>
      <text:p text:style-name="P11"/>
      <text:p text:style-name="P7"/>
      <text:p text:style-name="P7">Kod korygujący dwa błędy</text:p>
      <text:p text:style-name="P11"/>
      <text:p text:style-name="P7"><text:span text:style-name="T2">Aby korygować dwa błędy wykorzystane zostało osiem bitów parzystości. Powstała macierz </text:span><text:span text:style-name="T3">musi spełnić dodatkowy warunek:</text:span></text:p>
      <text:p text:style-name="P12">- żadna kolumna nie może być sumą dwóch pozostałych</text:p>
      <text:p text:style-name="P12"/>
      <text:p text:style-name="P14">Plik include/kod2.h</text:p>
      <text:p text:style-name="P5"/>
      <text:p text:style-name="P25">#include "binary.h"</text:p>
      <text:p text:style-name="P25"/>
      <text:p text:style-name="P25">BinaryMatrix H2 =</text:p>
      <text:p text:style-name="P25">{</text:p>
      <text:p text:style-name="P25"><text:tab/>{0, 1, 1, 1, 1, 1, 1, 1,<text:tab/>1, 0, 0, 0, 0, 0, 0, 0},</text:p>
      <text:p text:style-name="P25"><text:tab/>{1, 0, 1, 1, 1, 1, 1, 1,<text:tab/>0, 1, 0, 0, 0, 0, 0, 0},</text:p>
      <text:p text:style-name="P25"><text:tab/>{1, 1, 0, 1, 1, 1, 1, 1,<text:tab/>0, 0, 1, 0, 0, 0, 0, 0},</text:p>
      <text:p text:style-name="P25"><text:tab/>{1, 1, 1, 0, 1, 1, 1, 1,<text:tab/>0, 0, 0, 1, 0, 0, 0, 0},</text:p>
      <text:p text:style-name="P25"><text:tab/>{1, 1, 1, 1, 0, 1, 1, 1,<text:tab/>0, 0, 0, 0, 1, 0, 0, 0},</text:p>
      <text:p text:style-name="P25"><text:tab/>{1, 1, 1, 1, 1, 0, 1, 1,<text:tab/>0, 0, 0, 0, 0, 1, 0, 0},</text:p>
      <text:p text:style-name="P25"><text:tab/>{1, 1, 1, 1, 1, 1, 0, 1,<text:tab/>0, 0, 0, 0, 0, 0, 1, 0},</text:p>
      <text:p text:style-name="P25"><text:tab/>{1, 1, 1, 1, 1, 1, 1, 0,<text:tab/>0, 0, 0, 0, 0, 0, 0, 1},</text:p>
      <text:p text:style-name="P25">};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<text:span text:style-name="T1">Program</text:span></text:p>
      <text:p text:style-name="P13"/>
      <text:p text:style-name="P15">Plik include/binary.h</text:p>
      <text:p text:style-name="P4"><text:span text:style-name="T4"/></text:p>
      <text:p text:style-name="P25">#include &lt;vector&gt;</text:p>
      <text:p text:style-name="P25">#include &lt;iostream&gt;</text:p>
      <text:p text:style-name="P25"/>
      <text:p text:style-name="P25">typedef std::vector&lt;bool&gt; BinaryVector;</text:p>
      <text:p text:style-name="P25">typedef std::vector&lt;std::vector&lt;bool&gt;&gt; BinaryMatrix;</text:p>
      <text:p text:style-name="P25">typedef unsigned char byte;</text:p>
      <text:p text:style-name="P25">typedef std::vector&lt;byte&gt; ByteVector;</text:p>
      <text:p text:style-name="P25"/>
      <text:p text:style-name="P25">BinaryVector multiplyMatrixByVector(const BinaryMatrix&amp; matrix, const BinaryVector&amp; vector);</text:p>
      <text:p text:style-name="P25"/>
      <text:p text:style-name="P25">BinaryVector codeWord(const BinaryVector&amp; word, const BinaryMatrix&amp; matrix);</text:p>
      <text:p text:style-name="P25"/>
      <text:p text:style-name="P25">BinaryVector decodeWord(const BinaryVector&amp; word, const BinaryMatrix&amp; matrix);</text:p>
      <text:p text:style-name="P25"/>
      <text:p text:style-name="P25">ByteVector codeBytes(const ByteVector&amp; bytes, const BinaryMatrix&amp; matrix);</text:p>
      <text:p text:style-name="P25"/>
      <text:p text:style-name="P25">ByteVector decodeBytes(const ByteVector&amp; bytes, const BinaryMatrix&amp; matrix);</text:p>
      <text:p text:style-name="P25"/>
      <text:p text:style-name="P25">std::ostream&amp; operator&lt;&lt;(std::ostream&amp; os, const BinaryVector&amp; vector);</text:p>
      <text:p text:style-name="P25">std::ostream&amp; operator&lt;&lt;(std::ostream&amp; os, const BinaryMatrix&amp; matrix);</text:p>
      <text:p text:style-name="P26"/>
      <text:p text:style-name="P19">Powyższy kod zawiera definicję typów i funkcji.</text:p>
      <text:p text:style-name="P19"/>
      <text:p text:style-name="P13">Typy:</text:p>
      <text:p text:style-name="P19">- BinaryVector – wektor pojedynczych bitów reprezentowanych przez wartości bool</text:p>
      <text:p text:style-name="P19">- BinaryMatrix – zwykły wektor binarnych wektorów, które są wierszami macierzy</text:p>
      <text:p text:style-name="P19">- byte – 8-bitowa zmienna</text:p>
      <text:p text:style-name="P19">- ByteVector – wektor bajtów</text:p>
      <text:p text:style-name="P19"/>
      <text:p text:style-name="P8"><text:span text:style-name="T2">Funkcje</text:span>:</text:p>
      <text:p text:style-name="P19">- multiplyMatrixByVector() - mnożenie macierzy, której wiersze są wektorami bitów przez wektor bitów traktowany jako kolumnowy</text:p>
      <text:p text:style-name="P19">- codeWord() - funkcja kodująca jedno (np. 8-bitowe) słowo <text:span text:style-name="T6">na podstawie macierzy opisującej kod</text:span>, przyjmuje i zwraca wektor binarny</text:p>
      <text:p text:style-name="P19">- decodeWord() - fun<text:span text:style-name="T6">kc</text:span>ja odwrotna do codeWord()</text:p>
      <text:p text:style-name="P19">- codeBytes() - funkcja kodująca cały zbiór bajtów, dla każdego wywołuje codeWord()</text:p>
      <text:p text:style-name="P19">- decodeBytes() - funkcja odwrotna do codeBytes()</text:p>
      <text:p text:style-name="P19">- <text:span text:style-name="T6">operatory &lt;&lt; służące do wypisywania macierzy bitowej i wektora bitowego do strumienia (np. na konsolę)</text:span></text:p>
      <text:p text:style-name="P19"/>
      <text:p text:style-name="P16"/>
      <text:p text:style-name="P16">Plik src/binary.cpp</text:p>
      <text:p text:style-name="Preformatted_20_Text"/>
      <text:p text:style-name="Preformatted_20_Text">#include "binary.h"</text:p>
      <text:p text:style-name="Preformatted_20_Text">#include &lt;iostream&gt;</text:p>
      <text:p text:style-name="Preformatted_20_Text">#include &lt;vector&gt;</text:p>
      <text:p text:style-name="Preformatted_20_Text">using namespace std;</text:p>
      <text:p text:style-name="Preformatted_20_Text"/>
      <text:p text:style-name="Preformatted_20_Text">BinaryVector multiplyMatrixByVector(const BinaryMatrix&amp; matrix, const BinaryVector&amp; vector){</text:p>
      <text:p text:style-name="Preformatted_20_Text"><text:s text:c="4"/>BinaryVector result;</text:p>
      <text:p text:style-name="Preformatted_20_Text"><text:s text:c="4"/>for(BinaryVector row : matrix){</text:p>
      <text:p text:style-name="Preformatted_20_Text"><text:s text:c="8"/>bool rowResult = 0;</text:p>
      <text:p text:style-name="Preformatted_20_Text"><text:soft-page-break/><text:s text:c="8"/>for(int i = 0; i &lt; row.size(); i++){</text:p>
      <text:p text:style-name="Preformatted_20_Text"><text:s text:c="12"/>rowResult ^= row[i] &amp; vector[i];</text:p>
      <text:p text:style-name="Preformatted_20_Text"><text:s text:c="8"/>}</text:p>
      <text:p text:style-name="Preformatted_20_Text"><text:s text:c="8"/>result.push_back(rowResult);</text:p>
      <text:p text:style-name="Preformatted_20_Text"><text:s text:c="4"/>}</text:p>
      <text:p text:style-name="Preformatted_20_Text"><text:s text:c="4"/>return result;</text:p>
      <text:p text:style-name="Preformatted_20_Text">}</text:p>
      <text:p text:style-name="Preformatted_20_Text"/>
      <text:p text:style-name="Preformatted_20_Text">BinaryVector codeWord(const BinaryVector&amp; word, const BinaryMatrix&amp; matrix){</text:p>
      <text:p text:style-name="Preformatted_20_Text"><text:s text:c="4"/>int numberOfParityBits = matrix.size();</text:p>
      <text:p text:style-name="Preformatted_20_Text"><text:s text:c="4"/>BinaryVector encoded(word);</text:p>
      <text:p text:style-name="Preformatted_20_Text"><text:s text:c="4"/>encoded.insert(encoded.end(), numberOfParityBits, 0);</text:p>
      <text:p text:style-name="Preformatted_20_Text"><text:s text:c="4"/>BinaryVector parityBits = multiplyMatrixByVector(matrix, encoded);</text:p>
      <text:p text:style-name="Preformatted_20_Text"><text:s text:c="4"/>encoded.erase(encoded.end() - numberOfParityBits, encoded.end());</text:p>
      <text:p text:style-name="Preformatted_20_Text"><text:s text:c="4"/>encoded.insert(encoded.end(), parityBits.begin(), parityBits.end());</text:p>
      <text:p text:style-name="Preformatted_20_Text"><text:s text:c="4"/>//-----</text:p>
      <text:p text:style-name="Preformatted_20_Text"><text:s text:c="4"/>//cout &lt;&lt; "Kodowanie słowa: " &lt;&lt; word &lt;&lt; " <text:s/>---&gt; <text:s/>" &lt;&lt; encoded &lt;&lt; endl;</text:p>
      <text:p text:style-name="Preformatted_20_Text"><text:s text:c="4"/>//-----</text:p>
      <text:p text:style-name="Preformatted_20_Text"><text:s text:c="4"/>return encoded;</text:p>
      <text:p text:style-name="Preformatted_20_Text">}</text:p>
      <text:p text:style-name="Preformatted_20_Text"/>
      <text:p text:style-name="Preformatted_20_Text">BinaryVector decodeWord(const BinaryVector&amp; word, const BinaryMatrix&amp; matrix){</text:p>
      <text:p text:style-name="Preformatted_20_Text"><text:s text:c="4"/>const int numberOfColumns = 8 + matrix.size();</text:p>
      <text:p text:style-name="Preformatted_20_Text"><text:s text:c="4"/>const int numberOfRows = matrix.size();</text:p>
      <text:p text:style-name="Preformatted_20_Text"><text:s text:c="4"/>//create errorVector and check</text:p>
      <text:p text:style-name="Preformatted_20_Text"><text:s text:c="4"/>BinaryVector errorVector = multiplyMatrixByVector(matrix, word);</text:p>
      <text:p text:style-name="Preformatted_20_Text"><text:s text:c="4"/>bool correct = true;</text:p>
      <text:p text:style-name="Preformatted_20_Text"><text:s text:c="4"/>for(bool b : errorVector){</text:p>
      <text:p text:style-name="Preformatted_20_Text"><text:s text:c="8"/>if(b){</text:p>
      <text:p text:style-name="Preformatted_20_Text"><text:s text:c="12"/>correct = false;</text:p>
      <text:p text:style-name="Preformatted_20_Text"><text:s text:c="12"/>break;</text:p>
      <text:p text:style-name="Preformatted_20_Text"><text:s text:c="8"/>}</text:p>
      <text:p text:style-name="Preformatted_20_Text"><text:s text:c="4"/>}</text:p>
      <text:p text:style-name="Preformatted_20_Text"><text:s text:c="4"/>//-----</text:p>
      <text:p text:style-name="Preformatted_20_Text"><text:s text:c="4"/>//cout &lt;&lt; "errorVector: " &lt;&lt; errorVector &lt;&lt; endl;</text:p>
      <text:p text:style-name="Preformatted_20_Text"><text:s text:c="4"/>//-----</text:p>
      <text:p text:style-name="Preformatted_20_Text"><text:s text:c="4"/>int errorBitNumber = -1;</text:p>
      <text:p text:style-name="Preformatted_20_Text"><text:s text:c="4"/>int errorBitNumber1 = -1;</text:p>
      <text:p text:style-name="Preformatted_20_Text"><text:s text:c="4"/>int errorBitNumber2 = -1;</text:p>
      <text:p text:style-name="Preformatted_20_Text"><text:s text:c="4"/>if(!correct){</text:p>
      <text:p text:style-name="Preformatted_20_Text"><text:s text:c="8"/>//searching matrix column identical with errorVector</text:p>
      <text:p text:style-name="Preformatted_20_Text"><text:s text:c="8"/>for(int j = 0; j &lt; numberOfColumns; j++){</text:p>
      <text:p text:style-name="Preformatted_20_Text"><text:s text:c="12"/>bool identical = true;</text:p>
      <text:p text:style-name="Preformatted_20_Text"><text:s text:c="12"/>for(int i = 0; i &lt; numberOfRows; i++){</text:p>
      <text:p text:style-name="Preformatted_20_Text"><text:s text:c="16"/>if(matrix[i][j] != errorVector[i]){</text:p>
      <text:p text:style-name="Preformatted_20_Text"><text:s text:c="20"/>identical = false;</text:p>
      <text:p text:style-name="Preformatted_20_Text"><text:s text:c="20"/>break;</text:p>
      <text:p text:style-name="Preformatted_20_Text"><text:s text:c="16"/>}</text:p>
      <text:p text:style-name="Preformatted_20_Text"><text:s text:c="12"/>}</text:p>
      <text:p text:style-name="Preformatted_20_Text"><text:s text:c="12"/>if(identical){</text:p>
      <text:p text:style-name="Preformatted_20_Text"><text:s text:c="16"/>errorBitNumber = j;</text:p>
      <text:p text:style-name="Preformatted_20_Text"><text:s text:c="16"/>break;</text:p>
      <text:p text:style-name="Preformatted_20_Text"><text:s text:c="12"/>}</text:p>
      <text:p text:style-name="Preformatted_20_Text"><text:s text:c="8"/>}</text:p>
      <text:p text:style-name="Preformatted_20_Text"><text:s text:c="8"/>//searching matrix columns which sum equals errorVector</text:p>
      <text:p text:style-name="Preformatted_20_Text"><text:s text:c="8"/>if(errorBitNumber == -1 &amp;&amp; numberOfRows &gt;= 7){</text:p>
      <text:p text:style-name="Preformatted_20_Text"><text:s text:c="12"/>for(int j1 = 0; j1 &lt; numberOfColumns; j1++){</text:p>
      <text:p text:style-name="Preformatted_20_Text"><text:s text:c="16"/>bool identical;</text:p>
      <text:p text:style-name="Preformatted_20_Text"><text:s text:c="16"/>for(int j2 = j1 + 1; j2 &lt; numberOfColumns; j2++){</text:p>
      <text:p text:style-name="Preformatted_20_Text"><text:s text:c="20"/>identical = true;</text:p>
      <text:p text:style-name="Preformatted_20_Text"><text:s text:c="20"/>for(int i = 0; i &lt; numberOfRows; i++){</text:p>
      <text:p text:style-name="Preformatted_20_Text"><text:s text:c="24"/>if(matrix[i][j1] ^ matrix[i][j2] != errorVector[i]){</text:p>
      <text:p text:style-name="Preformatted_20_Text"><text:s text:c="28"/>identical = false;</text:p>
      <text:p text:style-name="Preformatted_20_Text"><text:s text:c="28"/>break;</text:p>
      <text:p text:style-name="Preformatted_20_Text"><text:soft-page-break/><text:s text:c="24"/>}</text:p>
      <text:p text:style-name="Preformatted_20_Text"><text:s text:c="20"/>}</text:p>
      <text:p text:style-name="Preformatted_20_Text"><text:s text:c="20"/>if(identical){</text:p>
      <text:p text:style-name="Preformatted_20_Text"><text:s text:c="24"/>errorBitNumber1 = j1;</text:p>
      <text:p text:style-name="Preformatted_20_Text"><text:s text:c="24"/>errorBitNumber2 = j2;</text:p>
      <text:p text:style-name="Preformatted_20_Text"><text:s text:c="24"/>break;</text:p>
      <text:p text:style-name="Preformatted_20_Text"><text:s text:c="20"/>}</text:p>
      <text:p text:style-name="Preformatted_20_Text"><text:s text:c="16"/>}</text:p>
      <text:p text:style-name="Preformatted_20_Text"><text:s text:c="16"/>if(identical){</text:p>
      <text:p text:style-name="Preformatted_20_Text"><text:s text:c="20"/>break;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//decode and repair</text:p>
      <text:p text:style-name="Preformatted_20_Text"><text:s text:c="4"/>int numberOfParityBits = matrix.size();</text:p>
      <text:p text:style-name="Preformatted_20_Text"><text:s text:c="4"/>BinaryVector decoded(word);</text:p>
      <text:p text:style-name="Preformatted_20_Text"><text:s text:c="4"/>if(errorBitNumber != -1){</text:p>
      <text:p text:style-name="Preformatted_20_Text"><text:s text:c="8"/>//korekcja jednego błędu</text:p>
      <text:p text:style-name="Preformatted_20_Text"><text:s text:c="8"/>decoded[errorBitNumber] = !decoded[errorBitNumber];</text:p>
      <text:p text:style-name="Preformatted_20_Text"><text:s text:c="4"/>}else if(errorBitNumber1 != -1 &amp;&amp; errorBitNumber2 != -1){</text:p>
      <text:p text:style-name="Preformatted_20_Text"><text:s text:c="8"/>//korekcja dwóch błędów</text:p>
      <text:p text:style-name="Preformatted_20_Text"><text:s text:c="8"/>decoded[errorBitNumber1] = !decoded[errorBitNumber1];</text:p>
      <text:p text:style-name="Preformatted_20_Text"><text:s text:c="8"/>decoded[errorBitNumber2] = !decoded[errorBitNumber2];</text:p>
      <text:p text:style-name="Preformatted_20_Text"><text:s text:c="4"/>}</text:p>
      <text:p text:style-name="Preformatted_20_Text"><text:s text:c="4"/>decoded.erase(decoded.end() - numberOfParityBits, decoded.end());</text:p>
      <text:p text:style-name="Preformatted_20_Text"><text:s text:c="4"/>//-----</text:p>
      <text:p text:style-name="Preformatted_20_Text"><text:s text:c="4"/>//cout &lt;&lt; "Dekodowanie słowa: " &lt;&lt; word &lt;&lt; " <text:s/>---&gt; <text:s/>" &lt;&lt; decoded &lt;&lt; endl;</text:p>
      <text:p text:style-name="Preformatted_20_Text"><text:s text:c="4"/>//-----</text:p>
      <text:p text:style-name="Preformatted_20_Text"><text:s text:c="4"/>return decoded;</text:p>
      <text:p text:style-name="Preformatted_20_Text">}</text:p>
      <text:p text:style-name="Preformatted_20_Text"/>
      <text:p text:style-name="Preformatted_20_Text">inline BinaryVector convertByteToBinaryVector(byte b){</text:p>
      <text:p text:style-name="Preformatted_20_Text"><text:s text:c="4"/>BinaryVector vector;</text:p>
      <text:p text:style-name="Preformatted_20_Text"><text:s text:c="4"/>for(int i = 0; i &lt; 8; i++){</text:p>
      <text:p text:style-name="Preformatted_20_Text"><text:s text:c="8"/>vector.push_back(b &amp; (1 &lt;&lt; (7 - i)));</text:p>
      <text:p text:style-name="Preformatted_20_Text"><text:s text:c="4"/>}</text:p>
      <text:p text:style-name="Preformatted_20_Text"><text:s text:c="4"/>return vector;</text:p>
      <text:p text:style-name="Preformatted_20_Text">}</text:p>
      <text:p text:style-name="Preformatted_20_Text"/>
      <text:p text:style-name="Preformatted_20_Text">ByteVector codeBytes(const ByteVector&amp; bytes, const BinaryMatrix&amp; matrix){</text:p>
      <text:p text:style-name="Preformatted_20_Text"><text:s text:c="4"/>//output vectors</text:p>
      <text:p text:style-name="Preformatted_20_Text"><text:s text:c="4"/>ByteVector outputInBytes;</text:p>
      <text:p text:style-name="Preformatted_20_Text"><text:s text:c="4"/>BinaryVector outputInBits;</text:p>
      <text:p text:style-name="Preformatted_20_Text"><text:s text:c="4"/>//code bytes to outputInBits</text:p>
      <text:p text:style-name="Preformatted_20_Text"><text:s text:c="4"/>for(byte b : bytes){</text:p>
      <text:p text:style-name="Preformatted_20_Text"><text:s text:c="8"/>BinaryVector encoded = codeWord(convertByteToBinaryVector(b), matrix);</text:p>
      <text:p text:style-name="Preformatted_20_Text"><text:s text:c="8"/>outputInBits.insert(outputInBits.end(), encoded.begin(), encoded.end());</text:p>
      <text:p text:style-name="Preformatted_20_Text"><text:s text:c="4"/>}</text:p>
      <text:p text:style-name="Preformatted_20_Text"><text:s text:c="4"/>//convert outputInBits to outputInBytes</text:p>
      <text:p text:style-name="Preformatted_20_Text"><text:s text:c="4"/>int counter = 0;</text:p>
      <text:p text:style-name="Preformatted_20_Text"><text:s text:c="4"/>byte buffer = 0;</text:p>
      <text:p text:style-name="Preformatted_20_Text"><text:s text:c="4"/>for(bool b : outputInBits){</text:p>
      <text:p text:style-name="Preformatted_20_Text"><text:s text:c="8"/>buffer += b;</text:p>
      <text:p text:style-name="Preformatted_20_Text"><text:s text:c="8"/>if(counter == 7){</text:p>
      <text:p text:style-name="Preformatted_20_Text"><text:s text:c="12"/>outputInBytes.push_back(buffer);</text:p>
      <text:p text:style-name="Preformatted_20_Text"><text:s text:c="12"/>buffer = 0;</text:p>
      <text:p text:style-name="Preformatted_20_Text"><text:s text:c="8"/>}</text:p>
      <text:p text:style-name="Preformatted_20_Text"><text:s text:c="8"/>counter = (counter + 1) % 8;</text:p>
      <text:p text:style-name="Preformatted_20_Text"><text:s text:c="8"/>buffer &lt;&lt;= 1;</text:p>
      <text:p text:style-name="Preformatted_20_Text"><text:s text:c="4"/>}</text:p>
      <text:p text:style-name="Preformatted_20_Text"><text:s text:c="4"/>if(counter != 0){</text:p>
      <text:p text:style-name="Preformatted_20_Text"><text:s text:c="8"/>buffer &lt;&lt;= 7 - counter; <text:s text:c="11"/>//filling with zeros</text:p>
      <text:p text:style-name="Preformatted_20_Text"><text:s text:c="8"/>outputInBytes.push_back(buffer);</text:p>
      <text:p text:style-name="Preformatted_20_Text"><text:soft-page-break/><text:s text:c="4"/>}</text:p>
      <text:p text:style-name="Preformatted_20_Text"><text:s text:c="4"/>return outputInBytes;</text:p>
      <text:p text:style-name="Preformatted_20_Text">}</text:p>
      <text:p text:style-name="Preformatted_20_Text"/>
      <text:p text:style-name="Preformatted_20_Text">ByteVector decodeBytes(const ByteVector&amp; bytes, const BinaryMatrix&amp; matrix){</text:p>
      <text:p text:style-name="Preformatted_20_Text"><text:s text:c="4"/>//output vectors</text:p>
      <text:p text:style-name="Preformatted_20_Text"><text:s text:c="4"/>ByteVector outputInBytes;</text:p>
      <text:p text:style-name="Preformatted_20_Text"><text:s text:c="4"/>int wordLength = 8 + matrix.size();</text:p>
      <text:p text:style-name="Preformatted_20_Text"><text:s text:c="4"/>//convert bytes to BinaryVector;</text:p>
      <text:p text:style-name="Preformatted_20_Text"><text:s text:c="4"/>BinaryVector inputInBits;</text:p>
      <text:p text:style-name="Preformatted_20_Text"><text:s text:c="4"/>for(byte b : bytes){</text:p>
      <text:p text:style-name="Preformatted_20_Text"><text:s text:c="8"/>BinaryVector bits = convertByteToBinaryVector(b);</text:p>
      <text:p text:style-name="Preformatted_20_Text"><text:s text:c="8"/>inputInBits.insert(inputInBits.end(), bits.begin(), bits.end());</text:p>
      <text:p text:style-name="Preformatted_20_Text"><text:s text:c="4"/>}</text:p>
      <text:p text:style-name="Preformatted_20_Text"><text:s text:c="4"/>//decode input and convert to bytes</text:p>
      <text:p text:style-name="Preformatted_20_Text"><text:s text:c="4"/>for(unsigned long i = 0; i &lt; inputInBits.size() / wordLength; i++){</text:p>
      <text:p text:style-name="Preformatted_20_Text"><text:s text:c="8"/>BinaryVector decoded = </text:p>
      <text:p text:style-name="Preformatted_20_Text"><text:s text:c="12"/>decodeWord(BinaryVector(inputInBits.begin() + (i * wordLength), inputInBits.begin() + ((i + 1) * wordLength)), matrix);</text:p>
      <text:p text:style-name="Preformatted_20_Text"><text:s text:c="8"/>byte b = 0;</text:p>
      <text:p text:style-name="Preformatted_20_Text"><text:s text:c="8"/>for(int j = 0; j &lt; 8; j++){</text:p>
      <text:p text:style-name="Preformatted_20_Text"><text:s text:c="12"/>b += decoded[j];</text:p>
      <text:p text:style-name="Preformatted_20_Text"><text:s text:c="12"/>if(j != 8 - 1)</text:p>
      <text:p text:style-name="Preformatted_20_Text"><text:s text:c="16"/>b &lt;&lt;= 1;</text:p>
      <text:p text:style-name="Preformatted_20_Text"><text:s text:c="8"/>}</text:p>
      <text:p text:style-name="Preformatted_20_Text"><text:s text:c="8"/>outputInBytes.push_back(b);</text:p>
      <text:p text:style-name="Preformatted_20_Text"><text:s text:c="4"/>}</text:p>
      <text:p text:style-name="Preformatted_20_Text"><text:s text:c="4"/>return outputInBytes;</text:p>
      <text:p text:style-name="Preformatted_20_Text">}</text:p>
      <text:p text:style-name="Preformatted_20_Text"/>
      <text:p text:style-name="Preformatted_20_Text">ostream&amp; operator&lt;&lt;(ostream&amp; os, const BinaryVector&amp; vector){</text:p>
      <text:p text:style-name="Preformatted_20_Text"><text:s text:c="4"/>os &lt;&lt; "[";</text:p>
      <text:p text:style-name="Preformatted_20_Text"><text:s text:c="4"/>for(int i = 0; i &lt; vector.size(); i++){</text:p>
      <text:p text:style-name="Preformatted_20_Text"><text:s text:c="8"/>os &lt;&lt; (int)vector[i];</text:p>
      <text:p text:style-name="Preformatted_20_Text"><text:s text:c="8"/>if(i != vector.size() - 1)</text:p>
      <text:p text:style-name="Preformatted_20_Text"><text:s text:c="12"/>cout &lt;&lt; " ";</text:p>
      <text:p text:style-name="Preformatted_20_Text"><text:s text:c="4"/>}</text:p>
      <text:p text:style-name="Preformatted_20_Text"><text:s text:c="4"/>os &lt;&lt; "]";</text:p>
      <text:p text:style-name="Preformatted_20_Text"><text:s text:c="4"/>return os;</text:p>
      <text:p text:style-name="Preformatted_20_Text">}</text:p>
      <text:p text:style-name="Preformatted_20_Text"/>
      <text:p text:style-name="Preformatted_20_Text">ostream&amp; operator&lt;&lt;(ostream&amp; os, const BinaryMatrix&amp; matrix){</text:p>
      <text:p text:style-name="Preformatted_20_Text"><text:s text:c="4"/>for(int i = 0; i &lt; matrix.size(); i++){</text:p>
      <text:p text:style-name="Preformatted_20_Text"><text:s text:c="8"/>os &lt;&lt; matrix[i];</text:p>
      <text:p text:style-name="Preformatted_20_Text"><text:s text:c="8"/>if(i != matrix.size() - 1)</text:p>
      <text:p text:style-name="Preformatted_20_Text"><text:s text:c="12"/>cout &lt;&lt; endl;</text:p>
      <text:p text:style-name="Preformatted_20_Text"><text:s text:c="4"/>}</text:p>
      <text:p text:style-name="Preformatted_20_Text"><text:s text:c="4"/>return os;</text:p>
      <text:p text:style-name="Preformatted_20_Text">}</text:p>
      <text:p text:style-name="Preformatted_20_Text"/>
      <text:p text:style-name="P20"/>
      <text:p text:style-name="P21">Szczegóły implementacji:</text:p>
      <text:p text:style-name="P21"/>
      <text:p text:style-name="P21">- multiplyMatrixByVector<text:span text:style-name="T7">()</text:span></text:p>
      <text:p text:style-name="P21">Wynikiem mnożenia macierzy przez wektor jest wektor, którego każdy element jest sumą <text:span text:style-name="T7">iloczynów (mod 2) kolejnych elementów danego wiersza macierzy i kolejnych elementów wektora, przez który mnożymy.</text:span></text:p>
      <text:p text:style-name="P21"/>
      <text:p text:style-name="P21">- <text:span text:style-name="T7">codeWord()</text:span></text:p>
      <text:p text:style-name="P22">Kodowanie słowa polega na znalezieniu bitów parzystości, poprawnych dla danego ciągu kodowanego. Aby to zrobić do słowa kodowanego zostają dostawione bity 0, tyle ile ma być bitów <text:soft-page-break/>parzystości. Następnie powstały wektor bitowy jest wymnażany przez macierz w wyniku czego dostajemy wektor, który ma jedynki tam gdzie bity parzystości powinny być ustawione i zera tam gdzie ich być nie powinno. Wystarczy więc zastąpić dostawione wcześniej zera wynikiem mnożenia.</text:p>
      <text:p text:style-name="P22"/>
      <text:p text:style-name="P22">- decodeWord()</text:p>
      <text:p text:style-name="P22">Dekodowanie słowa polega najpierw na sprawdzeniu czy w ogóle występują w nim błędy. W tym celu wymnaża się odebrany ciąg bitów przez macierz i jeżeli powstały wektor jest zerowy to słowo jest poprawne (przy założeniu że maksymalna liczba błędów to dwa). Jeżeli wektor nie jest zerowy, to (dalej przy wspomnianym założeniu) jest on jedną z kolumn macierzy lub sumą dwóch kolumn macierzy. Szukamy więc najpierw kolumny, która jest taka sama jak otrzymany wektor, a jeżeli się nie uda, to szukamy dwóch kolumn, których suma jest równa temu wektorowi. Pozostaje tylko poprawić bity, których numery odpowiadając numerom znalezionych kolumn.</text:p>
      <text:p text:style-name="P22"/>
      <text:p text:style-name="P22">- codeBytes() i decodeBytes()</text:p>
      <text:p text:style-name="P22">Działanie obu tych funkcji sprowadza się do podzielenia wejściowego wektora bajtó<text:span text:style-name="T8">w na ciągi po 8 bitów a następnie <text:s/>odpowiednio przekazywaniu ich do funkcji codeWord() lub decodeWord()</text:span></text:p>
      <text:p text:style-name="P22"/>
      <text:p text:style-name="P23">Plik src/main.cpp</text:p>
      <text:p text:style-name="Preformatted_20_Text"/>
      <text:p text:style-name="Preformatted_20_Text">#include "binary.h"</text:p>
      <text:p text:style-name="Preformatted_20_Text">#include "kod1.h"</text:p>
      <text:p text:style-name="Preformatted_20_Text">#include "kod2.h"</text:p>
      <text:p text:style-name="Preformatted_20_Text">#include &lt;fstream&gt;</text:p>
      <text:p text:style-name="Preformatted_20_Text">#include &lt;iostream&gt;</text:p>
      <text:p text:style-name="Preformatted_20_Text">using namespace std;</text:p>
      <text:p text:style-name="Preformatted_20_Text"/>
      <text:p text:style-name="Preformatted_20_Text">int main(int n, char** args){</text:p>
      <text:p text:style-name="Preformatted_20_Text"><text:s text:c="4"/>if(n != 3){</text:p>
      <text:p text:style-name="Preformatted_20_Text"><text:s text:c="8"/>cout &lt;&lt; "using: code/decode filename" &lt;&lt; endl;</text:p>
      <text:p text:style-name="Preformatted_20_Text"><text:s text:c="8"/>return 0;</text:p>
      <text:p text:style-name="Preformatted_20_Text"><text:s text:c="4"/>}</text:p>
      <text:p text:style-name="Preformatted_20_Text"><text:s text:c="4"/>string command(args[1]);</text:p>
      <text:p text:style-name="Preformatted_20_Text"><text:s text:c="4"/>string filename(args[2]);</text:p>
      <text:p text:style-name="Preformatted_20_Text"><text:s text:c="4"/>ifstream is(filename, ios::binary);</text:p>
      <text:p text:style-name="Preformatted_20_Text"><text:s text:c="4"/>ByteVector bytes;</text:p>
      <text:p text:style-name="Preformatted_20_Text"><text:s text:c="4"/>if(!is){</text:p>
      <text:p text:style-name="Preformatted_20_Text"><text:s text:c="8"/>cout &lt;&lt; "Unknown file!" &lt;&lt; endl;</text:p>
      <text:p text:style-name="Preformatted_20_Text"><text:s text:c="8"/>return 0;</text:p>
      <text:p text:style-name="Preformatted_20_Text"><text:s text:c="4"/>}else{</text:p>
      <text:p text:style-name="Preformatted_20_Text"><text:s text:c="8"/>while(is){</text:p>
      <text:p text:style-name="Preformatted_20_Text"><text:s text:c="12"/>byte b = is.get();</text:p>
      <text:p text:style-name="Preformatted_20_Text"><text:s text:c="12"/>if(is)</text:p>
      <text:p text:style-name="Preformatted_20_Text"><text:s text:c="16"/>bytes.push_back(b);</text:p>
      <text:p text:style-name="Preformatted_20_Text"><text:s text:c="8"/>}</text:p>
      <text:p text:style-name="Preformatted_20_Text"><text:s text:c="4"/>}</text:p>
      <text:p text:style-name="Preformatted_20_Text"><text:s text:c="4"/>if(command == "code"){</text:p>
      <text:p text:style-name="Preformatted_20_Text"><text:s text:c="8"/>ByteVector encoded = codeBytes(bytes, H2);</text:p>
      <text:p text:style-name="Preformatted_20_Text"><text:s text:c="8"/>ofstream os("encoded", ios::binary);</text:p>
      <text:p text:style-name="Preformatted_20_Text"><text:s text:c="8"/>for(byte b : encoded){</text:p>
      <text:p text:style-name="Preformatted_20_Text"><text:s text:c="12"/>os.put(b);</text:p>
      <text:p text:style-name="Preformatted_20_Text"><text:s text:c="8"/>}</text:p>
      <text:p text:style-name="Preformatted_20_Text"><text:s text:c="8"/>os.close();</text:p>
      <text:p text:style-name="Preformatted_20_Text"><text:s text:c="4"/>}else if(command == "decode"){</text:p>
      <text:p text:style-name="Preformatted_20_Text"><text:s text:c="8"/>ByteVector decoded = decodeBytes(bytes, H2);</text:p>
      <text:p text:style-name="Preformatted_20_Text"><text:s text:c="8"/>ofstream os("decoded", ios::binary);</text:p>
      <text:p text:style-name="Preformatted_20_Text"><text:s text:c="8"/>for(byte b : decoded){</text:p>
      <text:p text:style-name="Preformatted_20_Text"><text:s text:c="12"/>os.put(b);</text:p>
      <text:p text:style-name="Preformatted_20_Text"><text:s text:c="8"/>}</text:p>
      <text:p text:style-name="Preformatted_20_Text"><text:s text:c="8"/>os.close();</text:p>
      <text:p text:style-name="Preformatted_20_Text"><text:soft-page-break/><text:s text:c="4"/>}else{</text:p>
      <text:p text:style-name="Preformatted_20_Text"><text:s text:c="8"/>cout &lt;&lt; "Unknown command!" &lt;&lt; endl;</text:p>
      <text:p text:style-name="Preformatted_20_Text"><text:s text:c="4"/>}</text:p>
      <text:p text:style-name="Preformatted_20_Text"><text:s text:c="4"/>is.close();</text:p>
      <text:p text:style-name="Preformatted_20_Text">}</text:p>
      <text:p text:style-name="Preformatted_20_Text"/>
      <text:p text:style-name="P24">Jedynym zadanie powyższego kodu jest stworzenie prostego interfejsu użytkownika, który umożliwia wybór kodowania bądź dekodowania wybranego pli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1:44:43.087341889</meta:creation-date>
    <dc:date>2019-03-19T12:50:55.638790402</dc:date>
    <meta:editing-duration>PT41M17S</meta:editing-duration>
    <meta:editing-cycles>10</meta:editing-cycles>
    <meta:generator>LibreOffice/6.2.1.2$Linux_X86_64 LibreOffice_project/7bcb35dc3024a62dea0caee87020152d1ee96e71</meta:generator>
    <meta:document-statistic meta:table-count="0" meta:image-count="0" meta:object-count="0" meta:page-count="8" meta:paragraph-count="297" meta:word-count="1463" meta:character-count="11773" meta:non-whitespace-character-count="8980"/>
  </office:meta>
</office:document-meta>
</file>